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7d4" officeooo:paragraph-rsid="001807d4"/>
    </style:style>
    <style:style style:name="P2" style:family="paragraph" style:parent-style-name="Standard">
      <style:text-properties officeooo:rsid="001807d4" officeooo:paragraph-rsid="001807d4"/>
    </style:style>
    <style:style style:name="P3" style:family="paragraph" style:parent-style-name="Standard">
      <style:text-properties officeooo:rsid="00188793" officeooo:paragraph-rsid="00188793"/>
    </style:style>
    <style:style style:name="T1" style:family="text">
      <style:text-properties officeooo:rsid="00188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czytaj liczbę a</text:p>
      <text:p text:style-name="P1">Wczytaj liczbę n</text:p>
      <text:p text:style-name="P1"><text:s/>stwórz liczbę i = 1</text:p>
      <text:p text:style-name="P3">stwórz liczbę w</text:p>
      <text:p text:style-name="P3"/>
      <text:p text:style-name="P1">dopóki i jest mniejsze niż n</text:p>
      <text:p text:style-name="P1"><text:tab/><text:span text:style-name="T1">w</text:span> = <text:span text:style-name="T1">w</text:span>*a</text:p>
      <text:p text:style-name="P1"><text:tab/>i <text:s/>= i + 1</text:p>
      <text:p text:style-name="P1"/>
      <text:p text:style-name="P3">jeśli n równa się 0</text:p>
      <text:p text:style-name="P3"><text:tab/>w =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09:11:11.220955816</meta:creation-date>
    <dc:date>2021-09-21T09:39:35.537298755</dc:date>
    <meta:editing-duration>PT5M24S</meta:editing-duration>
    <meta:editing-cycles>2</meta:editing-cycles>
    <meta:generator>LibreOffice/7.0.6.2$Linux_X86_64 LibreOffice_project/00$Build-2</meta:generator>
    <meta:document-statistic meta:table-count="0" meta:image-count="0" meta:object-count="0" meta:page-count="1" meta:paragraph-count="9" meta:word-count="36" meta:character-count="139" meta:non-whitespace-character-count="107"/>
  </office:meta>
</office:document-meta>
</file>